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ockJsSessionTests.assert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ckJsSessionTests.assertN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ckJsSess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ockJsSessionTests.assertCl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ckJsSessionTests.assertState( boolean isNew , boolean isOpen , boolean isClos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